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3.0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5.5mm"/>
    </style:style>
    <style:style style:name="co4" style:family="table-column">
      <style:table-column-properties fo:break-before="auto" style:column-width="162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T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manual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00)</text:p>
          </table:table-cell>
          <table:table-cell office:value-type="float" office:value="0.981195008406641" calcext:value-type="float">
            <text:p>0.9811950084066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99)</text:p>
          </table:table-cell>
          <table:table-cell office:value-type="float" office:value="0.963247554452459" calcext:value-type="float">
            <text:p>0.9632475544524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24)</text:p>
          </table:table-cell>
          <table:table-cell office:value-type="float" office:value="0.959330655082324" calcext:value-type="float">
            <text:p>0.9593306550823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50)</text:p>
          </table:table-cell>
          <table:table-cell office:value-type="float" office:value="0.941486621906592" calcext:value-type="float">
            <text:p>0.9414866219065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58)</text:p>
          </table:table-cell>
          <table:table-cell office:value-type="float" office:value="0.941486621906592" calcext:value-type="float">
            <text:p>0.9414866219065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81)</text:p>
          </table:table-cell>
          <table:table-cell office:value-type="float" office:value="0.939427276507207" calcext:value-type="float">
            <text:p>0.9394272765072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14)</text:p>
          </table:table-cell>
          <table:table-cell office:value-type="float" office:value="0.939427276507207" calcext:value-type="float">
            <text:p>0.9394272765072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48)</text:p>
          </table:table-cell>
          <table:table-cell office:value-type="float" office:value="0.939427276507207" calcext:value-type="float">
            <text:p>0.9394272765072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26)</text:p>
          </table:table-cell>
          <table:table-cell office:value-type="float" office:value="0.876949683933773" calcext:value-type="float">
            <text:p>0.8769496839337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01)</text:p>
          </table:table-cell>
          <table:table-cell office:value-type="float" office:value="0.867867787852004" calcext:value-type="float">
            <text:p>0.867867787852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25)</text:p>
          </table:table-cell>
          <table:table-cell office:value-type="float" office:value="0.852307211550264" calcext:value-type="float">
            <text:p>0.8523072115502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681)</text:p>
          </table:table-cell>
          <table:table-cell office:value-type="float" office:value="0.844857656562235" calcext:value-type="float">
            <text:p>0.8448576565622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83)</text:p>
          </table:table-cell>
          <table:table-cell office:value-type="float" office:value="0.831183514884934" calcext:value-type="float">
            <text:p>0.8311835148849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91)</text:p>
          </table:table-cell>
          <table:table-cell office:value-type="float" office:value="0.831183514884934" calcext:value-type="float">
            <text:p>0.8311835148849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24)</text:p>
          </table:table-cell>
          <table:table-cell office:value-type="float" office:value="0.831183514884934" calcext:value-type="float">
            <text:p>0.8311835148849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16)</text:p>
          </table:table-cell>
          <table:table-cell office:value-type="float" office:value="0.831183514884934" calcext:value-type="float">
            <text:p>0.8311835148849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600)</text:p>
          </table:table-cell>
          <table:table-cell office:value-type="float" office:value="0.79784880768855" calcext:value-type="float">
            <text:p>0.797848807688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64)</text:p>
          </table:table-cell>
          <table:table-cell office:value-type="float" office:value="0.781663650640177" calcext:value-type="float">
            <text:p>0.7816636506401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02)</text:p>
          </table:table-cell>
          <table:table-cell office:value-type="float" office:value="0.720972681716277" calcext:value-type="float">
            <text:p>0.7209726817162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51)</text:p>
          </table:table-cell>
          <table:table-cell office:value-type="float" office:value="0.671364605926235" calcext:value-type="float">
            <text:p>0.671364605926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59)</text:p>
          </table:table-cell>
          <table:table-cell office:value-type="float" office:value="0.671364605926235" calcext:value-type="float">
            <text:p>0.671364605926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25)</text:p>
          </table:table-cell>
          <table:table-cell office:value-type="float" office:value="0.544823712706007" calcext:value-type="float">
            <text:p>0.544823712706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92)</text:p>
          </table:table-cell>
          <table:table-cell office:value-type="float" office:value="0.544823712706007" calcext:value-type="float">
            <text:p>0.544823712706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17)</text:p>
          </table:table-cell>
          <table:table-cell office:value-type="float" office:value="0.544823712706007" calcext:value-type="float">
            <text:p>0.544823712706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84)</text:p>
          </table:table-cell>
          <table:table-cell office:value-type="float" office:value="0.544823712706007" calcext:value-type="float">
            <text:p>0.544823712706007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CG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manual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.999999018565335" calcext:value-type="float">
            <text:p>0.9999990185653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.986577198486305" calcext:value-type="float">
            <text:p>0.9865771984863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.959980281256369" calcext:value-type="float">
            <text:p>0.9599802812563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.959980281256369" calcext:value-type="float">
            <text:p>0.9599802812563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.959980281256369" calcext:value-type="float">
            <text:p>0.9599802812563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.946321401752354" calcext:value-type="float">
            <text:p>0.9463214017523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.911564374666286" calcext:value-type="float">
            <text:p>0.9115643746662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846862050988508" calcext:value-type="float">
            <text:p>0.8468620509885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.838186097902203" calcext:value-type="float">
            <text:p>0.838186097902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.837780646757434" calcext:value-type="float">
            <text:p>0.8377806467574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.837780646757434" calcext:value-type="float">
            <text:p>0.8377806467574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.745317876460935" calcext:value-type="float">
            <text:p>0.7453178764609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.745317876460935" calcext:value-type="float">
            <text:p>0.7453178764609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.723581538356638" calcext:value-type="float">
            <text:p>0.7235815383566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.698435229837509" calcext:value-type="float">
            <text:p>0.6984352298375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.656087420688057" calcext:value-type="float">
            <text:p>0.6560874206880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544115039172194" calcext:value-type="float">
            <text:p>0.5441150391721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.515785651316381" calcext:value-type="float">
            <text:p>0.5157856513163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.456161208488592" calcext:value-type="float">
            <text:p>0.4561612084885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.455627488836303" calcext:value-type="float">
            <text:p>0.455627488836303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manual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992557909137115" calcext:value-type="float">
            <text:p>0.9925579091371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992322359711399" calcext:value-type="float">
            <text:p>0.9923223597113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69)</text:p>
          </table:table-cell>
          <table:table-cell office:value-type="float" office:value="0.992095945562375" calcext:value-type="float">
            <text:p>0.9920959455623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419)</text:p>
          </table:table-cell>
          <table:table-cell office:value-type="float" office:value="0.992095945562375" calcext:value-type="float">
            <text:p>0.9920959455623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407)</text:p>
          </table:table-cell>
          <table:table-cell office:value-type="float" office:value="0.991645094827401" calcext:value-type="float">
            <text:p>0.9916450948274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81)</text:p>
          </table:table-cell>
          <table:table-cell office:value-type="float" office:value="0.991645094827401" calcext:value-type="float">
            <text:p>0.9916450948274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988589511132076" calcext:value-type="float">
            <text:p>0.98858951113207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985437280825708" calcext:value-type="float">
            <text:p>0.9854372808257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355)</text:p>
          </table:table-cell>
          <table:table-cell office:value-type="float" office:value="0.985241552901836" calcext:value-type="float">
            <text:p>0.9852415529018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983139429105806" calcext:value-type="float">
            <text:p>0.9831394291058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56)</text:p>
          </table:table-cell>
          <table:table-cell office:value-type="float" office:value="0.973014237187198" calcext:value-type="float">
            <text:p>0.9730142371871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420)</text:p>
          </table:table-cell>
          <table:table-cell office:value-type="float" office:value="0.973014237187198" calcext:value-type="float">
            <text:p>0.9730142371871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94)</text:p>
          </table:table-cell>
          <table:table-cell office:value-type="float" office:value="0.973014237187198" calcext:value-type="float">
            <text:p>0.9730142371871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70)</text:p>
          </table:table-cell>
          <table:table-cell office:value-type="float" office:value="0.973014237187198" calcext:value-type="float">
            <text:p>0.9730142371871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82)</text:p>
          </table:table-cell>
          <table:table-cell office:value-type="float" office:value="0.97274631321015" calcext:value-type="float">
            <text:p>0.972746313210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85)</text:p>
          </table:table-cell>
          <table:table-cell office:value-type="float" office:value="0.97274631321015" calcext:value-type="float">
            <text:p>0.972746313210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408)</text:p>
          </table:table-cell>
          <table:table-cell office:value-type="float" office:value="0.97274631321015" calcext:value-type="float">
            <text:p>0.972746313210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65)</text:p>
          </table:table-cell>
          <table:table-cell office:value-type="float" office:value="0.97274631321015" calcext:value-type="float">
            <text:p>0.97274631321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229)</text:p>
          </table:table-cell>
          <table:table-cell office:value-type="float" office:value="0.9703658663278" calcext:value-type="float">
            <text:p>0.97036586632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220)</text:p>
          </table:table-cell>
          <table:table-cell office:value-type="float" office:value="0.9703658663278" calcext:value-type="float">
            <text:p>0.97036586632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968840304641258" calcext:value-type="float">
            <text:p>0.9688403046412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17)</text:p>
          </table:table-cell>
          <table:table-cell office:value-type="float" office:value="0.968041248149646" calcext:value-type="float">
            <text:p>0.9680412481496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85)</text:p>
          </table:table-cell>
          <table:table-cell office:value-type="float" office:value="0.968041248149646" calcext:value-type="float">
            <text:p>0.9680412481496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34)</text:p>
          </table:table-cell>
          <table:table-cell office:value-type="float" office:value="0.968041248149646" calcext:value-type="float">
            <text:p>0.9680412481496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51)</text:p>
          </table:table-cell>
          <table:table-cell office:value-type="float" office:value="0.968041248149646" calcext:value-type="float">
            <text:p>0.9680412481496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68)</text:p>
          </table:table-cell>
          <table:table-cell office:value-type="float" office:value="0.968041248149646" calcext:value-type="float">
            <text:p>0.9680412481496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202)</text:p>
          </table:table-cell>
          <table:table-cell office:value-type="float" office:value="0.968041248149646" calcext:value-type="float">
            <text:p>0.9680412481496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967775501133677" calcext:value-type="float">
            <text:p>0.9677755011336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965573148686685" calcext:value-type="float">
            <text:p>0.9655731486866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965537262088737" calcext:value-type="float">
            <text:p>0.9655372620887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59)</text:p>
          </table:table-cell>
          <table:table-cell office:value-type="float" office:value="0.963586591776988" calcext:value-type="float">
            <text:p>0.963586591776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73)</text:p>
          </table:table-cell>
          <table:table-cell office:value-type="float" office:value="0.963250572060636" calcext:value-type="float">
            <text:p>0.963250572060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963250572060636" calcext:value-type="float">
            <text:p>0.9632505720606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963250572060636" calcext:value-type="float">
            <text:p>0.9632505720606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358)</text:p>
          </table:table-cell>
          <table:table-cell office:value-type="float" office:value="0.962906050509794" calcext:value-type="float">
            <text:p>0.9629060505097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962186874236735" calcext:value-type="float">
            <text:p>0.9621868742367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961642516760934" calcext:value-type="float">
            <text:p>0.9616425167609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230)</text:p>
          </table:table-cell>
          <table:table-cell office:value-type="float" office:value="0.961642516760934" calcext:value-type="float">
            <text:p>0.9616425167609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958713666254619" calcext:value-type="float">
            <text:p>0.9587136662546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956736903999411" calcext:value-type="float">
            <text:p>0.9567369039994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234)</text:p>
          </table:table-cell>
          <table:table-cell office:value-type="float" office:value="0.955796777414349" calcext:value-type="float">
            <text:p>0.9557967774143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330)</text:p>
          </table:table-cell>
          <table:table-cell office:value-type="float" office:value="0.955796777414349" calcext:value-type="float">
            <text:p>0.9557967774143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138)</text:p>
          </table:table-cell>
          <table:table-cell office:value-type="float" office:value="0.955796777414349" calcext:value-type="float">
            <text:p>0.9557967774143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955167435152614" calcext:value-type="float">
            <text:p>0.9551674351526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356)</text:p>
          </table:table-cell>
          <table:table-cell office:value-type="float" office:value="0.954855558156278" calcext:value-type="float">
            <text:p>0.9548555581562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109)</text:p>
          </table:table-cell>
          <table:table-cell office:value-type="float" office:value="0.950164322066522" calcext:value-type="float">
            <text:p>0.9501643220665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94996051765036" calcext:value-type="float">
            <text:p>0.94996051765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.949037733448145" calcext:value-type="float">
            <text:p>0.9490377334481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48)</text:p>
          </table:table-cell>
          <table:table-cell office:value-type="float" office:value="0.948908342833714" calcext:value-type="float">
            <text:p>0.948908342833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102)</text:p>
          </table:table-cell>
          <table:table-cell office:value-type="float" office:value="0.948908342833714" calcext:value-type="float">
            <text:p>0.948908342833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95)</text:p>
          </table:table-cell>
          <table:table-cell office:value-type="float" office:value="0.948908342833714" calcext:value-type="float">
            <text:p>0.948908342833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55)</text:p>
          </table:table-cell>
          <table:table-cell office:value-type="float" office:value="0.948908342833714" calcext:value-type="float">
            <text:p>0.948908342833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357)</text:p>
          </table:table-cell>
          <table:table-cell office:value-type="float" office:value="0.948113486804317" calcext:value-type="float">
            <text:p>0.9481134868043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57)</text:p>
          </table:table-cell>
          <table:table-cell office:value-type="float" office:value="0.947670197091761" calcext:value-type="float">
            <text:p>0.9476701970917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95)</text:p>
          </table:table-cell>
          <table:table-cell office:value-type="float" office:value="0.947670197091761" calcext:value-type="float">
            <text:p>0.9476701970917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151)</text:p>
          </table:table-cell>
          <table:table-cell office:value-type="float" office:value="0.947670197091761" calcext:value-type="float">
            <text:p>0.9476701970917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185)</text:p>
          </table:table-cell>
          <table:table-cell office:value-type="float" office:value="0.947670197091761" calcext:value-type="float">
            <text:p>0.9476701970917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421)</text:p>
          </table:table-cell>
          <table:table-cell office:value-type="float" office:value="0.947670197091761" calcext:value-type="float">
            <text:p>0.9476701970917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71)</text:p>
          </table:table-cell>
          <table:table-cell office:value-type="float" office:value="0.947670197091761" calcext:value-type="float">
            <text:p>0.9476701970917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320)</text:p>
          </table:table-cell>
          <table:table-cell office:value-type="float" office:value="0.946976716003628" calcext:value-type="float">
            <text:p>0.9469767160036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224)</text:p>
          </table:table-cell>
          <table:table-cell office:value-type="float" office:value="0.946976716003628" calcext:value-type="float">
            <text:p>0.9469767160036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176)</text:p>
          </table:table-cell>
          <table:table-cell office:value-type="float" office:value="0.946390370788223" calcext:value-type="float">
            <text:p>0.9463903707882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66)</text:p>
          </table:table-cell>
          <table:table-cell office:value-type="float" office:value="0.94595514375381" calcext:value-type="float">
            <text:p>0.94595514375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178)</text:p>
          </table:table-cell>
          <table:table-cell office:value-type="float" office:value="0.94595514375381" calcext:value-type="float">
            <text:p>0.94595514375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86)</text:p>
          </table:table-cell>
          <table:table-cell office:value-type="float" office:value="0.94595514375381" calcext:value-type="float">
            <text:p>0.94595514375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409)</text:p>
          </table:table-cell>
          <table:table-cell office:value-type="float" office:value="0.94595514375381" calcext:value-type="float">
            <text:p>0.94595514375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158)</text:p>
          </table:table-cell>
          <table:table-cell office:value-type="float" office:value="0.94595514375381" calcext:value-type="float">
            <text:p>0.94595514375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383)</text:p>
          </table:table-cell>
          <table:table-cell office:value-type="float" office:value="0.94595514375381" calcext:value-type="float">
            <text:p>0.94595514375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128)</text:p>
          </table:table-cell>
          <table:table-cell office:value-type="float" office:value="0.945814920868749" calcext:value-type="float">
            <text:p>0.9458149208687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945813155997743" calcext:value-type="float">
            <text:p>0.945813155997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945813155997743" calcext:value-type="float">
            <text:p>0.945813155997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945813155997743" calcext:value-type="float">
            <text:p>0.945813155997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235)</text:p>
          </table:table-cell>
          <table:table-cell office:value-type="float" office:value="0.944403193780922" calcext:value-type="float">
            <text:p>0.9444031937809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139)</text:p>
          </table:table-cell>
          <table:table-cell office:value-type="float" office:value="0.944403193780922" calcext:value-type="float">
            <text:p>0.9444031937809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331)</text:p>
          </table:table-cell>
          <table:table-cell office:value-type="float" office:value="0.944403193780922" calcext:value-type="float">
            <text:p>0.944403193780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initialize.c(89)</text:p>
          </table:table-cell>
          <table:table-cell office:value-type="float" office:value="0.942085786630068" calcext:value-type="float">
            <text:p>0.9420857866300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938430555077326" calcext:value-type="float">
            <text:p>0.938430555077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937650406147799" calcext:value-type="float">
            <text:p>0.937650406147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937650406147799" calcext:value-type="float">
            <text:p>0.9376504061477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937650406147799" calcext:value-type="float">
            <text:p>0.9376504061477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937028131808102" calcext:value-type="float">
            <text:p>0.9370281318081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67)</text:p>
          </table:table-cell>
          <table:table-cell office:value-type="float" office:value="0.935140260514477" calcext:value-type="float">
            <text:p>0.935140260514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146)</text:p>
          </table:table-cell>
          <table:table-cell office:value-type="float" office:value="0.934620232851832" calcext:value-type="float">
            <text:p>0.9346202328518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242)</text:p>
          </table:table-cell>
          <table:table-cell office:value-type="float" office:value="0.934620232851832" calcext:value-type="float">
            <text:p>0.9346202328518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338)</text:p>
          </table:table-cell>
          <table:table-cell office:value-type="float" office:value="0.934620232851832" calcext:value-type="float">
            <text:p>0.9346202328518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81)</text:p>
          </table:table-cell>
          <table:table-cell office:value-type="float" office:value="0.934133324279051" calcext:value-type="float">
            <text:p>0.934133324279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177)</text:p>
          </table:table-cell>
          <table:table-cell office:value-type="float" office:value="0.934133324279051" calcext:value-type="float">
            <text:p>0.934133324279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273)</text:p>
          </table:table-cell>
          <table:table-cell office:value-type="float" office:value="0.934133324279051" calcext:value-type="float">
            <text:p>0.934133324279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9332011089138" calcext:value-type="float">
            <text:p>0.9332011089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930390303274151" calcext:value-type="float">
            <text:p>0.930390303274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52)</text:p>
          </table:table-cell>
          <table:table-cell office:value-type="float" office:value="0.929630258802293" calcext:value-type="float">
            <text:p>0.929630258802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initialize.c(56)</text:p>
          </table:table-cell>
          <table:table-cell office:value-type="float" office:value="0.929630258802293" calcext:value-type="float">
            <text:p>0.9296302588022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106)</text:p>
          </table:table-cell>
          <table:table-cell office:value-type="float" office:value="0.923758113354497" calcext:value-type="float">
            <text:p>0.923758113354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918057035637297" calcext:value-type="float">
            <text:p>0.918057035637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verify.c(61)</text:p>
          </table:table-cell>
          <table:table-cell office:value-type="float" office:value="0.912306343051041" calcext:value-type="float">
            <text:p>0.912306343051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initialize.c(146)</text:p>
          </table:table-cell>
          <table:table-cell office:value-type="float" office:value="0.909046677940044" calcext:value-type="float">
            <text:p>0.909046677940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initialize.c(180)</text:p>
          </table:table-cell>
          <table:table-cell office:value-type="float" office:value="0.909046677940044" calcext:value-type="float">
            <text:p>0.909046677940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initialize.c(163)</text:p>
          </table:table-cell>
          <table:table-cell office:value-type="float" office:value="0.909046677940044" calcext:value-type="float">
            <text:p>0.909046677940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initialize.c(112)</text:p>
          </table:table-cell>
          <table:table-cell office:value-type="float" office:value="0.909046677940044" calcext:value-type="float">
            <text:p>0.909046677940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initialize.c(129)</text:p>
          </table:table-cell>
          <table:table-cell office:value-type="float" office:value="0.909046677940044" calcext:value-type="float">
            <text:p>0.909046677940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initialize.c(197)</text:p>
          </table:table-cell>
          <table:table-cell office:value-type="float" office:value="0.909046677940044" calcext:value-type="float">
            <text:p>0.909046677940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909015194547474" calcext:value-type="float">
            <text:p>0.909015194547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187)</text:p>
          </table:table-cell>
          <table:table-cell office:value-type="float" office:value="0.90898201899577" calcext:value-type="float">
            <text:p>0.90898201899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283)</text:p>
          </table:table-cell>
          <table:table-cell office:value-type="float" office:value="0.90898201899577" calcext:value-type="float">
            <text:p>0.90898201899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91)</text:p>
          </table:table-cell>
          <table:table-cell office:value-type="float" office:value="0.90898201899577" calcext:value-type="float">
            <text:p>0.90898201899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908980971591008" calcext:value-type="float">
            <text:p>0.908980971591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908980971591008" calcext:value-type="float">
            <text:p>0.908980971591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908980971591008" calcext:value-type="float">
            <text:p>0.908980971591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rror.c(122)</text:p>
          </table:table-cell>
          <table:table-cell office:value-type="float" office:value="0.908953085719061" calcext:value-type="float">
            <text:p>0.9089530857190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rror.c(80)</text:p>
          </table:table-cell>
          <table:table-cell office:value-type="float" office:value="0.908953085719061" calcext:value-type="float">
            <text:p>0.9089530857190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54)</text:p>
          </table:table-cell>
          <table:table-cell office:value-type="float" office:value="0.90895251155535" calcext:value-type="float">
            <text:p>0.90895251155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initialize.c(58)</text:p>
          </table:table-cell>
          <table:table-cell office:value-type="float" office:value="0.90895251155535" calcext:value-type="float">
            <text:p>0.90895251155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171)</text:p>
          </table:table-cell>
          <table:table-cell office:value-type="float" office:value="0.908942856049556" calcext:value-type="float">
            <text:p>0.908942856049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267)</text:p>
          </table:table-cell>
          <table:table-cell office:value-type="float" office:value="0.908942856049556" calcext:value-type="float">
            <text:p>0.908942856049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75)</text:p>
          </table:table-cell>
          <table:table-cell office:value-type="float" office:value="0.908942856049556" calcext:value-type="float">
            <text:p>0.908942856049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rror.c(81)</text:p>
          </table:table-cell>
          <table:table-cell office:value-type="float" office:value="0.908941103327776" calcext:value-type="float">
            <text:p>0.908941103327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rror.c(123)</text:p>
          </table:table-cell>
          <table:table-cell office:value-type="float" office:value="0.908941103327776" calcext:value-type="float">
            <text:p>0.908941103327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rror.c(116)</text:p>
          </table:table-cell>
          <table:table-cell office:value-type="float" office:value="0.908935894619932" calcext:value-type="float">
            <text:p>0.908935894619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rror.c(74)</text:p>
          </table:table-cell>
          <table:table-cell office:value-type="float" office:value="0.908935894619932" calcext:value-type="float">
            <text:p>0.908935894619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895223020546888" calcext:value-type="float">
            <text:p>0.895223020546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894534776232229" calcext:value-type="float">
            <text:p>0.894534776232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892522119316052" calcext:value-type="float">
            <text:p>0.892522119316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892522119316052" calcext:value-type="float">
            <text:p>0.892522119316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892522119316052" calcext:value-type="float">
            <text:p>0.892522119316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53)</text:p>
          </table:table-cell>
          <table:table-cell office:value-type="float" office:value="0.889212188451563" calcext:value-type="float">
            <text:p>0.889212188451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initialize.c(57)</text:p>
          </table:table-cell>
          <table:table-cell office:value-type="float" office:value="0.889212188451563" calcext:value-type="float">
            <text:p>0.889212188451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rror.c(59)</text:p>
          </table:table-cell>
          <table:table-cell office:value-type="float" office:value="0.886039699096309" calcext:value-type="float">
            <text:p>0.886039699096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258)</text:p>
          </table:table-cell>
          <table:table-cell office:value-type="float" office:value="0.84621138953173" calcext:value-type="float">
            <text:p>0.84621138953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813877652708863" calcext:value-type="float">
            <text:p>0.813877652708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rhs.c(92)</text:p>
          </table:table-cell>
          <table:table-cell office:value-type="float" office:value="0.813877652708863" calcext:value-type="float">
            <text:p>0.8138776527088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813877652708863" calcext:value-type="float">
            <text:p>0.8138776527088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66)</text:p>
          </table:table-cell>
          <table:table-cell office:value-type="float" office:value="0.791944916041063" calcext:value-type="float">
            <text:p>0.791944916041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xact_rhs.c(162)</text:p>
          </table:table-cell>
          <table:table-cell office:value-type="float" office:value="0.791944916041063" calcext:value-type="float">
            <text:p>0.791944916041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error.c(107)</text:p>
          </table:table-cell>
          <table:table-cell office:value-type="float" office:value="0.692727550186729" calcext:value-type="float">
            <text:p>0.692727550186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verify.c(278)</text:p>
          </table:table-cell>
          <table:table-cell office:value-type="float" office:value="0.647871838211558" calcext:value-type="float">
            <text:p>0.647871838211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58512134266271" calcext:value-type="float">
            <text:p>0.585121342662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584105758971846" calcext:value-type="float">
            <text:p>0.584105758971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581532045445737" calcext:value-type="float">
            <text:p>0.581532045445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479067961471422" calcext:value-type="float">
            <text:p>0.479067961471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478549415927791" calcext:value-type="float">
            <text:p>0.478549415927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478294510482381" calcext:value-type="float">
            <text:p>0.478294510482381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FT.A2:FT.B2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CG.A2:CG.B21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Sheet2.A2:Sheet2.B14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5:42:03.146071902</meta:creation-date>
    <dc:date>2019-03-05T17:06:06.928250780</dc:date>
    <meta:editing-duration>PT45M57S</meta:editing-duration>
    <meta:editing-cycles>5</meta:editing-cycles>
    <meta:generator>LibreOffice/6.1.4.2$Linux_X86_64 LibreOffice_project/10$Build-2</meta:generator>
    <meta:document-statistic meta:table-count="3" meta:cell-count="620" meta:object-count="0"/>
  </office:meta>
</office:document-meta>
</file>